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4in" svg:height="3.5457in" svg:x="0.713in" svg:y="2.1531in">
            <draw:object draw:notify-on-update-of-ranges="Sheet1.A1:Sheet1.A1 Sheet1.A2:Sheet1.A4 Sheet1.B1:Sheet1.B1 Sheet1.B2:Sheet1.B4 Sheet1.C1:Sheet1.C1 Sheet1.C2:Sheet1.C4 Sheet1.D1:Sheet1.D1 Sheet1.D2:Sheet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7in" svg:y="2.0055in">
            <draw:object draw:notify-on-update-of-ranges="Sheet1.L1:Sheet1.L1 Sheet1.L2:Sheet1.L4 Sheet1.M1:Sheet1.M1 Sheet1.M2:Sheet1.M4 Sheet1.N1:Sheet1.N1 Sheet1.N2:Sheet1.N4 Sheet1.O1:Sheet1.O1 Sheet1.O2:Sheet1.O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5961in" svg:y="11.3787in">
            <draw:object draw:notify-on-update-of-ranges="Sheet1.B49:Sheet1.B57 Sheet1.C49:Sheet1.C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cc. clase 1</text:p>
          </table:table-cell>
          <table:table-cell office:value-type="string" calcext:value-type="string">
            <text:p>acc. clase 2</text:p>
          </table:table-cell>
          <table:table-cell office:value-type="string" calcext:value-type="string">
            <text:p>acc. clase 3</text:p>
          </table:table-cell>
          <table:table-cell table:number-columns-repeated="8"/>
          <table:table-cell office:value-type="string" calcext:value-type="string">
            <text:p>acc. clase1</text:p>
          </table:table-cell>
          <table:table-cell office:value-type="string" calcext:value-type="string">
            <text:p>acc. clase2</text:p>
          </table:table-cell>
          <table:table-cell office:value-type="string" calcext:value-type="string">
            <text:p>acc. clase 3</text:p>
          </table:table-cell>
        </table:table-row>
        <table:table-row table:style-name="ro1">
          <table:table-cell office:value-type="string" calcext:value-type="string">
            <text:p>modelo base</text:p>
          </table:table-cell>
          <table:table-cell office:value-type="float" office:value="0.9741" calcext:value-type="float">
            <text:p>0.9741</text:p>
          </table:table-cell>
          <table:table-cell office:value-type="float" office:value="0.4199" calcext:value-type="float">
            <text:p>0.4199</text:p>
          </table:table-cell>
          <table:table-cell office:value-type="float" office:value="0.9387" calcext:value-type="float">
            <text:p>0.9387</text:p>
          </table:table-cell>
          <table:table-cell table:number-columns-repeated="7"/>
          <table:table-cell office:value-type="string" calcext:value-type="string">
            <text:p>modelo base</text:p>
          </table:table-cell>
          <table:table-cell table:formula="of:=2178/[.M9]" office:value-type="float" office:value="0.983739837398374" calcext:value-type="float">
            <text:p>0.983739837398374</text:p>
          </table:table-cell>
          <table:table-cell table:formula="of:=118/[.N9]" office:value-type="float" office:value="0.418439716312057" calcext:value-type="float">
            <text:p>0.418439716312057</text:p>
          </table:table-cell>
          <table:table-cell table:formula="of:=814/[.O9]" office:value-type="float" office:value="0.889617486338798" calcext:value-type="float">
            <text:p>0.889617486338798</text:p>
          </table:table-cell>
        </table:table-row>
        <table:table-row table:style-name="ro1">
          <table:table-cell office:value-type="string" calcext:value-type="string">
            <text:p>modelo p1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826" calcext:value-type="float">
            <text:p>0.826</text:p>
          </table:table-cell>
          <table:table-cell table:number-columns-repeated="7"/>
          <table:table-cell office:value-type="string" calcext:value-type="string">
            <text:p>modelo p1</text:p>
          </table:table-cell>
          <table:table-cell table:formula="of:=2181/[.M9]" office:value-type="float" office:value="0.98509485094851" calcext:value-type="float">
            <text:p>0.98509485094851</text:p>
          </table:table-cell>
          <table:table-cell table:formula="of:=0/[.N9]" office:value-type="float" office:value="0" calcext:value-type="float">
            <text:p>0</text:p>
          </table:table-cell>
          <table:table-cell table:formula="of:=644/[.O9]" office:value-type="float" office:value="0.703825136612022" calcext:value-type="float">
            <text:p>0.703825136612022</text:p>
          </table:table-cell>
        </table:table-row>
        <table:table-row table:style-name="ro1">
          <table:table-cell office:value-type="string" calcext:value-type="string">
            <text:p>modelo p2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162" calcext:value-type="float">
            <text:p>0.162</text:p>
          </table:table-cell>
          <table:table-cell office:value-type="float" office:value="0.824" calcext:value-type="float">
            <text:p>0.824</text:p>
          </table:table-cell>
          <table:table-cell table:number-columns-repeated="7"/>
          <table:table-cell office:value-type="string" calcext:value-type="string">
            <text:p>modelo p2</text:p>
          </table:table-cell>
          <table:table-cell table:formula="of:=2089/[.M9]" office:value-type="float" office:value="0.943541102077688" calcext:value-type="float">
            <text:p>0.943541102077688</text:p>
          </table:table-cell>
          <table:table-cell table:formula="of:=61/[.N9]" office:value-type="float" office:value="0.216312056737589" calcext:value-type="float">
            <text:p>0.216312056737589</text:p>
          </table:table-cell>
          <table:table-cell table:formula="of:=726/[.O9]" office:value-type="float" office:value="0.79344262295082" calcext:value-type="float">
            <text:p>0.79344262295082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2"/>
          <table:table-cell office:value-type="float" office:value="2214" calcext:value-type="float">
            <text:p>2214</text:p>
          </table:table-cell>
          <table:table-cell office:value-type="float" office:value="282" calcext:value-type="float">
            <text:p>282</text:p>
          </table:table-cell>
          <table:table-cell office:value-type="float" office:value="915" calcext:value-type="float">
            <text:p>915</text:p>
          </table:table-cell>
        </table:table-row>
        <table:table-row table:style-name="ro1" table:number-rows-repeated="38">
          <table:table-cell table:number-columns-repeated="15"/>
        </table:table-row>
        <table:table-row table:style-name="ro1">
          <table:table-cell/>
          <table:table-cell office:value-type="string" calcext:value-type="string">
            <text:p>Overall_rating</text:p>
          </table:table-cell>
          <table:table-cell office:value-type="string" calcext:value-type="string">
            <text:p>coun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159" calcext:value-type="float">
            <text:p>71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62" calcext:value-type="float">
            <text:p>17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43" calcext:value-type="float">
            <text:p>6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05" calcext:value-type="float">
            <text:p>5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97" calcext:value-type="float">
            <text:p>8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51" calcext:value-type="float">
            <text:p>13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26" calcext:value-type="float">
            <text:p>132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0:47:39.438814407</meta:creation-date>
    <dc:date>2024-11-01T17:47:12.825663333</dc:date>
    <meta:editing-duration>PT6H59M34S</meta:editing-duration>
    <meta:editing-cycles>1</meta:editing-cycles>
    <meta:document-statistic meta:table-count="1" meta:cell-count="53" meta:object-count="3"/>
    <meta:generator>LibreOffice/7.6.7.2$Linux_X86_64 LibreOffice_project/6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title svg:x="1.82cm" svg:y="0.316cm" chart:style-name="ch2">
          <text:p>Accuracy por modelo y clase en el conjunto de entrenamiento</text:p>
        </chart:title>
        <chart:legend chart:legend-position="end" svg:x="13.37cm" svg:y="3.706cm" style:legend-expansion="high" chart:style-name="ch3"/>
        <chart:plot-area chart:style-name="ch4" table:cell-range-address="Sheet1.A1:Sheet1.D4" chart:data-source-has-labels="both" svg:x="1.331cm" svg:y="1.275cm" svg:width="11.719cm" svg:height="6.571cm">
          <chart:coordinate-region svg:x="2.058cm" svg:y="1.474cm" svg:width="10.992cm" svg:height="5.725cm"/>
          <chart:axis chart:dimension="x" chart:name="primary-x" chart:style-name="ch5" chartooo:axis-type="auto">
            <chartooo:date-scale/>
            <chart:title svg:x="6.511cm" svg:y="8.026cm" chart:style-name="ch6">
              <text:p>modelos</text:p>
            </chart:title>
            <chart:categories table:cell-range-address="Sheet1.A2:Sheet1.A4"/>
          </chart:axis>
          <chart:axis chart:dimension="y" chart:name="primary-y" chart:style-name="ch7">
            <chart:title svg:x="0.451cm" svg:y="5.279cm" chart:style-name="ch8">
              <text:p>Accuracy</text:p>
            </chart:title>
            <chart:grid chart:style-name="ch9" chart:class="major"/>
          </chart:axis>
          <chart:series chart:style-name="ch10" chart:values-cell-range-address="Sheet1.B2:Sheet1.B4" chart:label-cell-address="Sheet1.B1:Sheet1.B1" chart:class="chart:bar">
            <chart:data-point chart:repeated="3"/>
          </chart:series>
          <chart:series chart:style-name="ch11" chart:values-cell-range-address="Sheet1.C2:Sheet1.C4" chart:label-cell-address="Sheet1.C1:Sheet1.C1" chart:class="chart:bar">
            <chart:data-point chart:repeated="3"/>
          </chart:series>
          <chart:series chart:style-name="ch12" chart:values-cell-range-address="Sheet1.D2:Sheet1.D4" chart:label-cell-address="Sheet1.D1:Sheet1.D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 clase 1</text:p>
                <draw:g>
                  <svg:desc>Sheet1.B1:Sheet1.B1</svg:desc>
                </draw:g>
              </table:table-cell>
              <table:table-cell office:value-type="string">
                <text:p>acc. clase 2</text:p>
                <draw:g>
                  <svg:desc>Sheet1.C1:Sheet1.C1</svg:desc>
                </draw:g>
              </table:table-cell>
              <table:table-cell office:value-type="string">
                <text:p>acc. clase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delo base</text:p>
                <draw:g>
                  <svg:desc>Sheet1.A2:Sheet1.A4</svg:desc>
                </draw:g>
              </table:table-cell>
              <table:table-cell office:value-type="float" office:value="0.9741">
                <text:p>0.9741</text:p>
                <draw:g>
                  <svg:desc>Sheet1.B2:Sheet1.B4</svg:desc>
                </draw:g>
              </table:table-cell>
              <table:table-cell office:value-type="float" office:value="0.4199">
                <text:p>0.4199</text:p>
                <draw:g>
                  <svg:desc>Sheet1.C2:Sheet1.C4</svg:desc>
                </draw:g>
              </table:table-cell>
              <table:table-cell office:value-type="float" office:value="0.9387">
                <text:p>0.9387</text:p>
                <draw:g>
                  <svg:desc>Sheet1.D2:Sheet1.D4</svg:desc>
                </draw:g>
              </table:table-cell>
            </table:table-row>
            <table:table-row>
              <table:table-cell office:value-type="string">
                <text:p>modelo p1</text:p>
              </table:table-cell>
              <table:table-cell office:value-type="float" office:value="0.9405">
                <text:p>0.9405</text:p>
              </table:table-cell>
              <table:table-cell office:value-type="float" office:value="0.1359">
                <text:p>0.1359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modelo p2</text:p>
              </table:table-cell>
              <table:table-cell office:value-type="float" office:value="0.9419">
                <text:p>0.9419</text:p>
              </table:table-cell>
              <table:table-cell office:value-type="float" office:value="0.162">
                <text:p>0.162</text:p>
              </table:table-cell>
              <table:table-cell office:value-type="float" office:value="0.824">
                <text:p>0.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62cm" svg:y="0.316cm" chart:style-name="ch2">
          <text:p>Accuracy por modelo y clase en el conjunto de evaluación</text:p>
        </chart:title>
        <chart:legend chart:legend-position="end" svg:x="13.366cm" svg:y="3.703cm" style:legend-expansion="high" chart:style-name="ch3"/>
        <chart:plot-area chart:style-name="ch4" table:cell-range-address="Sheet1.L1:Sheet1.O4" chart:data-source-has-labels="both" svg:x="1.331cm" svg:y="1.275cm" svg:width="11.715cm" svg:height="6.564cm">
          <chart:coordinate-region svg:x="2.058cm" svg:y="1.475cm" svg:width="10.988cm" svg:height="5.717cm"/>
          <chart:axis chart:dimension="x" chart:name="primary-x" chart:style-name="ch5" chartooo:axis-type="auto">
            <chartooo:date-scale/>
            <chart:title svg:x="6.588cm" svg:y="8.019cm" chart:style-name="ch6">
              <text:p>modelo</text:p>
            </chart:title>
            <chart:categories table:cell-range-address="Sheet1.L2:Sheet1.L4"/>
          </chart:axis>
          <chart:axis chart:dimension="y" chart:name="primary-y" chart:style-name="ch7">
            <chart:title svg:x="0.451cm" svg:y="5.276cm" chart:style-name="ch8">
              <text:p>Accuracy</text:p>
            </chart:title>
            <chart:grid chart:style-name="ch9" chart:class="major"/>
          </chart:axis>
          <chart:series chart:style-name="ch10" chart:values-cell-range-address="Sheet1.M2:Sheet1.M4" chart:label-cell-address="Sheet1.M1:Sheet1.M1" chart:class="chart:bar">
            <chart:data-point chart:repeated="3"/>
          </chart:series>
          <chart:series chart:style-name="ch11" chart:values-cell-range-address="Sheet1.N2:Sheet1.N4" chart:label-cell-address="Sheet1.N1:Sheet1.N1" chart:class="chart:bar">
            <chart:data-point chart:repeated="3"/>
          </chart:series>
          <chart:series chart:style-name="ch12" chart:values-cell-range-address="Sheet1.O2:Sheet1.O4" chart:label-cell-address="Sheet1.O1:Sheet1.O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 clase1</text:p>
                <draw:g>
                  <svg:desc>Sheet1.M1:Sheet1.M1</svg:desc>
                </draw:g>
              </table:table-cell>
              <table:table-cell office:value-type="string">
                <text:p>acc. clase2</text:p>
                <draw:g>
                  <svg:desc>Sheet1.N1:Sheet1.N1</svg:desc>
                </draw:g>
              </table:table-cell>
              <table:table-cell office:value-type="string">
                <text:p>acc. clase 3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delo base</text:p>
                <draw:g>
                  <svg:desc>Sheet1.L2:Sheet1.L4</svg:desc>
                </draw:g>
              </table:table-cell>
              <table:table-cell office:value-type="float" office:value="0.983739837398374">
                <text:p>0.983739837398374</text:p>
                <draw:g>
                  <svg:desc>Sheet1.M2:Sheet1.M4</svg:desc>
                </draw:g>
              </table:table-cell>
              <table:table-cell office:value-type="float" office:value="0.418439716312057">
                <text:p>0.418439716312057</text:p>
                <draw:g>
                  <svg:desc>Sheet1.N2:Sheet1.N4</svg:desc>
                </draw:g>
              </table:table-cell>
              <table:table-cell office:value-type="float" office:value="0.889617486338798">
                <text:p>0.889617486338798</text:p>
                <draw:g>
                  <svg:desc>Sheet1.O2:Sheet1.O4</svg:desc>
                </draw:g>
              </table:table-cell>
            </table:table-row>
            <table:table-row>
              <table:table-cell office:value-type="string">
                <text:p>modelo p1</text:p>
              </table:table-cell>
              <table:table-cell office:value-type="float" office:value="0.98509485094851">
                <text:p>0.98509485094851</text:p>
              </table:table-cell>
              <table:table-cell office:value-type="float" office:value="0">
                <text:p>0</text:p>
              </table:table-cell>
              <table:table-cell office:value-type="float" office:value="0.703825136612022">
                <text:p>0.703825136612022</text:p>
              </table:table-cell>
            </table:table-row>
            <table:table-row>
              <table:table-cell office:value-type="string">
                <text:p>modelo p2</text:p>
              </table:table-cell>
              <table:table-cell office:value-type="float" office:value="0.943541102077688">
                <text:p>0.943541102077688</text:p>
              </table:table-cell>
              <table:table-cell office:value-type="float" office:value="0.216312056737589">
                <text:p>0.216312056737589</text:p>
              </table:table-cell>
              <table:table-cell office:value-type="float" office:value="0.79344262295082">
                <text:p>0.793442622950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84cm" svg:y="0.316cm" chart:style-name="ch2">
          <text:p>Distribución Overall_rating</text:p>
        </chart:title>
        <chart:plot-area chart:style-name="ch3" table:cell-range-address="Sheet1.B49:Sheet1.C57" chart:data-source-has-labels="column" svg:x="1.331cm" svg:y="1.275cm" svg:width="14.349cm" svg:height="6.564cm">
          <chart:coordinate-region svg:x="2.323cm" svg:y="1.474cm" svg:width="13.357cm" svg:height="5.718cm"/>
          <chart:axis chart:dimension="x" chart:name="primary-x" chart:style-name="ch4" chartooo:axis-type="auto">
            <chartooo:date-scale/>
            <chart:title svg:x="8.091cm" svg:y="8.019cm" chart:style-name="ch5">
              <text:p>valor</text:p>
            </chart:title>
            <chart:categories table:cell-range-address="Sheet1.B49:Sheet1.B57"/>
          </chart:axis>
          <chart:axis chart:dimension="y" chart:name="primary-y" chart:style-name="ch6">
            <chart:title svg:x="0.451cm" svg:y="5.143cm" chart:style-name="ch7">
              <text:p>Conteo</text:p>
            </chart:title>
            <chart:grid chart:style-name="ch8" chart:class="major"/>
          </chart:axis>
          <chart:series chart:style-name="ch9" chart:values-cell-range-address="Sheet1.C49:Sheet1.C57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49:Sheet1.B57</svg:desc>
                </draw:g>
              </table:table-cell>
              <table:table-cell office:value-type="float" office:value="7159">
                <text:p>7159</text:p>
                <draw:g>
                  <svg:desc>Sheet1.C49:Sheet1.C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26">
                <text:p>13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